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4c6" officeooo:paragraph-rsid="00132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How can we find the sizeof struture without using sizeof operator?</text:p>
      <text:p text:style-name="P1">2.where the commandline arguments will store?</text:p>
      <text:p text:style-name="P1">3.How the malloc internal functionality happens?</text:p>
      <text:p text:style-name="P1">4.</text:p>
      <text:p text:style-name="P1">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6:52:27.948250575</meta:creation-date>
    <dc:date>2018-11-09T16:55:03.472905131</dc:date>
    <meta:editing-duration>PT2M35S</meta:editing-duration>
    <meta:editing-cycles>1</meta:editing-cycles>
    <meta:document-statistic meta:table-count="0" meta:image-count="0" meta:object-count="0" meta:page-count="1" meta:paragraph-count="5" meta:word-count="25" meta:character-count="164" meta:non-whitespace-character-count="144"/>
    <meta:generator>LibreOffice/5.1.6.2$Linux_X86_64 LibreOffice_project/10m0$Build-2</meta:generator>
  </office:meta>
</office:document-meta>
</file>